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0ec6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00ec6" style:text-blinking="false" fo:background-color="#ffffff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00ec6" officeooo:paragraph-rsid="00000ec6" style:text-blinking="false" fo:background-color="#ffffff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0ec6" officeooo:paragraph-rsid="00000ec6" style:text-blinking="false" fo:background-color="#ffffff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0ec6" officeooo:paragraph-rsid="00000ec6" style:text-blinking="false" fo:background-color="#ffffff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0ec6" officeooo:paragraph-rsid="00000ec6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0ec6" officeooo:paragraph-rsid="00010c0b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0ec6" style:text-blinking="false" fo:background-color="#ffffff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0ec6" style:text-blinking="false" fo:background-color="#ffffff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0ec6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00ec6" style:text-blinking="false" fo:background-color="#ffffff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00ec6"/>
    </style:style>
    <style:style style:name="P13" style:family="paragraph" style:parent-style-name="Text_20_body">
      <style:text-properties style:font-name="Times New Roman" officeooo:paragraph-rsid="00000ec6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0ec6" style:text-blinking="false" fo:background-color="transparent"/>
    </style:style>
    <style:style style:name="P15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0ec6" style:text-blinking="false" fo:background-color="#ffffff"/>
    </style:style>
    <style:style style:name="P16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00ec6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00ec6" officeooo:paragraph-rsid="00000ec6" style:text-blinking="false" fo:background-color="#ffffff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italic" style:text-underline-style="none" fo:font-weight="normal" officeooo:rsid="00010c0b" officeooo:paragraph-rsid="00010c0b" style:text-blinking="false" fo:background-color="#ffffff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0c0b" officeooo:paragraph-rsid="00010c0b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10c0b" officeooo:paragraph-rsid="00010c0b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26cd5" officeooo:paragraph-rsid="00026cd5" style:text-blinking="fals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10c0b" officeooo:paragraph-rsid="00010c0b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10c0b" officeooo:paragraph-rsid="00010c0b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26cd5" officeooo:paragraph-rsid="00026cd5" style:text-blinking="false" fo:background-color="#ffffff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pt" fo:language="ru" fo:country="RU" fo:font-style="normal" style:text-underline-style="none" fo:font-weight="normal" officeooo:rsid="00026cd5" officeooo:paragraph-rsid="00026cd5" style:text-blinking="false" fo:background-color="#ffffff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solid" style:text-underline-width="auto" style:text-underline-color="font-color" fo:font-weight="normal" officeooo:rsid="00026cd5" officeooo:paragraph-rsid="00026cd5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26cd5" officeooo:paragraph-rsid="00026cd5" style:text-blinking="fals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pt" fo:language="en" fo:country="US" fo:font-style="normal" style:text-underline-style="none" fo:font-weight="normal" officeooo:rsid="00026cd5" officeooo:paragraph-rsid="00026cd5" style:text-blinking="false" fo:background-color="#ffffff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ru" fo:country="RU" officeooo:rsid="00015c16"/>
    </style:style>
    <style:style style:name="T2" style:family="text">
      <style:text-properties fo:language="ru" fo:country="RU" officeooo:rsid="00016b2a"/>
    </style:style>
    <style:style style:name="T3" style:family="text">
      <style:text-properties fo:language="ru" fo:country="RU" officeooo:rsid="00008cfd"/>
    </style:style>
    <style:style style:name="T4" style:family="text">
      <style:text-properties fo:language="ru" fo:country="RU" officeooo:rsid="00000ec6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20pt" fo:language="ru" fo:country="RU" fo:font-style="normal" style:text-underline-style="none" fo:font-weight="normal" officeooo:rsid="000122de" style:text-blinking="false" fo:background-color="#ffffff" loext:char-shading-value="0" style:font-size-asian="20pt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20pt" fo:language="ru" fo:country="RU" fo:font-style="normal" style:text-underline-style="none" fo:font-weight="normal" officeooo:rsid="0004b4e2" style:text-blinking="false" fo:background-color="#ffffff" loext:char-shading-value="0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0" style:family="text">
      <style:text-properties officeooo:rsid="00015c16"/>
    </style:style>
    <style:style style:name="T11" style:family="text">
      <style:text-properties officeooo:rsid="00010c0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26cd5" style:font-weight-asian="normal" style:font-weight-complex="normal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026cd5" style:font-weight-asian="normal" style:font-weight-complex="normal"/>
    </style:style>
    <style:style style:name="T16" style:family="text">
      <style:text-properties fo:language="en" fo:country="US" officeooo:rsid="0004afa2"/>
    </style:style>
    <style:style style:name="T17" style:family="text">
      <style:text-properties officeooo:rsid="0004af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3"/>
      <text:p text:style-name="P14">Институт: «Информационные технологии и прикладная математика»</text:p>
      <text:p text:style-name="P14">Кафедра: 806 «Вычислительная математика и программирование»</text:p>
      <text:p text:style-name="P14">Дисциплина: «О<text:span text:style-name="T1">перационные системы</text:span>» </text:p>
      <text:p text:style-name="P8"> </text:p>
      <text:p text:style-name="P8"> </text:p>
      <text:p text:style-name="P8"> </text:p>
      <text:p text:style-name="P8"> </text:p>
      <text:p text:style-name="P11">Лабораторн<text:span text:style-name="T4">ые</text:span> работ<text:span text:style-name="T4">ы</text:span> № <text:span text:style-name="T4">6-8</text:span></text:p>
      <text:p text:style-name="P12"><text:span text:style-name="T5">Тема: </text:span><text:span text:style-name="T6">Управление серверами сообщений, применение отложенны</text:span><text:span text:style-name="T7">х</text:span><text:span text:style-name="T6"> вычислений, интеграция программных систем друг с другом </text:span></text:p>
      <text:p text:style-name="P10"/>
      <text:p text:style-name="P10"/>
      <text:p text:style-name="P8"> </text:p>
      <text:p text:style-name="P15">Студент: Воронов К. <text:span text:style-name="T1">М.</text:span></text:p>
      <text:p text:style-name="P15">Группа: <text:span text:style-name="T1">М</text:span>8<text:span text:style-name="T2">О</text:span>-207<text:span text:style-name="T3">Б</text:span>-<text:span text:style-name="T10">19</text:span></text:p>
      <text:p text:style-name="P16"><text:span text:style-name="T8">Преподаватель: </text:span><text:span text:style-name="T9">Миронов Е.С.</text:span></text:p>
      <text:p text:style-name="P15">Дата:</text:p>
      <text:p text:style-name="P15">Оценка:</text:p>
      <text:p text:style-name="P13"><text:line-break/></text:p>
      <text:p text:style-name="P9"> </text:p>
      <text:p text:style-name="P13"><text:line-break/></text:p>
      <text:p text:style-name="P1">Москва, 2020</text:p>
      <text:p text:style-name="P3"><text:soft-page-break/>Постановка задачи</text:p>
      <text:p text:style-name="P5">Реализовать распределенную систему по асинхронной обработке запросов. В данной распределенной системе должно существовать два вида узлов: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p text:style-name="P4">•Создание нового вычислительного узла;</text:p>
      <text:p text:style-name="P4">•Удаление существующего вычислительного узла;</text:p>
      <text:p text:style-name="P4">•Исполнение команды на вычислительном узле;</text:p>
      <text:p text:style-name="P4">•Проверка доступности вычислительного узла. </text:p>
      <text:p text:style-name="P17">Вариант 2</text:p>
      <text:p text:style-name="P6">Все вычислительные узлы находятся в списке. Есть только один управляющий узел.</text:p>
      <text:p text:style-name="P7">Исполнение команды — <text:span text:style-name="T11">вычисление суммы чисел</text:span>.</text:p>
      <text:p text:style-name="P7">Команда проверки — проверка доступности конкретного узла. </text:p>
      <text:p text:style-name="P7"/>
      <text:p text:style-name="P22">Описание программы</text:p>
      <text:p text:style-name="P22"><text:tab/><text:span text:style-name="T12">В этих лабораторных я воспользовался библиотекой </text:span><text:span text:style-name="T14">zmqpp. </text:span><text:span text:style-name="T12">В управляющем узле я хранил вектор векторов, в котором хранил какие где находятся узлы. Передачу сообщений я осуществлял следующим образом: для начала я записывал в сообщение команду, которую надо выполнить, затем набор данных к ней. В управляющем узле я создавал отдельные потоки для команды </text:span><text:span text:style-name="T14">exec, </text:span><text:span text:style-name="T12">а в вычислительном для всех команд. Вычислительный узел, получив какую-любо команду, выполнял действия сам, или отправлял следующему узлу.</text:span></text:p>
      <text:p text:style-name="P22"><text:soft-page-break/>Набор тестов</text:p>
      <text:p text:style-name="P18">Тест 1</text:p>
      <text:p text:style-name="P20">create 2 -1</text:p>
      <text:p text:style-name="P20">OK: 4902</text:p>
      <text:p text:style-name="P20">create 3 2</text:p>
      <text:p text:style-name="P20">OK: 4906</text:p>
      <text:p text:style-name="P20">create 4 3</text:p>
      <text:p text:style-name="P20">OK: 4911</text:p>
      <text:p text:style-name="P19"/>
      <text:p text:style-name="P18">Тест 2</text:p>
      <text:p text:style-name="P20">create 2 -1</text:p>
      <text:p text:style-name="P20">OK: 4917</text:p>
      <text:p text:style-name="P20">ping 2</text:p>
      <text:p text:style-name="P20">OK: 1</text:p>
      <text:p text:style-name="P20">create 6 -1</text:p>
      <text:p text:style-name="P20">OK: 4921</text:p>
      <text:p text:style-name="P20">create 5 6</text:p>
      <text:p text:style-name="P20">OK: 4925</text:p>
      <text:p text:style-name="P20">ping 5</text:p>
      <text:p text:style-name="P20">OK: 1</text:p>
      <text:p text:style-name="P20">remove 5</text:p>
      <text:p text:style-name="P20">OK</text:p>
      <text:p text:style-name="P20">ping 5</text:p>
      <text:p text:style-name="P20">Error: Not found</text:p>
      <text:p text:style-name="P20"/>
      <text:p text:style-name="P23">Листинг программы</text:p>
      <text:p text:style-name="P23"><text:tab/><text:span text:style-name="T13">Программа записана в двух файлах: </text:span><text:span text:style-name="T15">main.cpp </text:span><text:span text:style-name="T13">(управляющий узел) <text:s/>и </text:span><text:span text:style-name="T15">computing_node.cpp (</text:span><text:span text:style-name="T13">вычислительный узел</text:span><text:span text:style-name="T15">).</text:span></text:p>
      <text:p text:style-name="P26">main.cpp</text:p>
      <text:p text:style-name="P25">#include &lt;iostream&gt; </text:p>
      <text:p text:style-name="P25">#include &lt;string&gt;</text:p>
      <text:p text:style-name="P25"><text:soft-page-break/>#include &lt;zmqpp/zmqpp.hpp&gt;</text:p>
      <text:p text:style-name="P25">#include &lt;vector&gt;</text:p>
      <text:p text:style-name="P25">#include &lt;cstring&gt;</text:p>
      <text:p text:style-name="P25">#include &lt;unistd.h&gt;</text:p>
      <text:p text:style-name="P25">#include &lt;thread&gt;</text:p>
      <text:p text:style-name="P25">#include "func.hpp"</text:p>
      <text:p text:style-name="P25"/>
      <text:p text:style-name="P25">using namespace std;</text:p>
      <text:p text:style-name="P25">using namespace zmqpp;</text:p>
      <text:p text:style-name="P25"/>
      <text:p text:style-name="P25"/>
      <text:p text:style-name="P25">void add_to_vector(vector&lt;int&gt; &amp;v, int i, int id) {</text:p>
      <text:p text:style-name="P25"><text:tab/>if (i == v.size() - 1) {</text:p>
      <text:p text:style-name="P25"><text:tab/><text:tab/>v.push_back(id);</text:p>
      <text:p text:style-name="P25"><text:tab/><text:tab/>return;</text:p>
      <text:p text:style-name="P25"><text:tab/>}</text:p>
      <text:p text:style-name="P25"><text:tab/>auto begin = v.begin();</text:p>
      <text:p text:style-name="P25"><text:tab/>for (int j = 0; j &lt; i; ++ j) {</text:p>
      <text:p text:style-name="P25"><text:tab/><text:tab/>begin++;</text:p>
      <text:p text:style-name="P25"><text:tab/>}</text:p>
      <text:p text:style-name="P25"><text:tab/>v.insert(begin, id);</text:p>
      <text:p text:style-name="P25">}</text:p>
      <text:p text:style-name="P25"/>
      <text:p text:style-name="P25">template &lt;class T&gt;</text:p>
      <text:p text:style-name="P25">void delete_in_vector(vector&lt;T&gt; &amp;v, int i) {</text:p>
      <text:p text:style-name="P25"><text:tab/>if (i == v.size() - 1) {</text:p>
      <text:p text:style-name="P25"><text:tab/><text:tab/>v.pop_back();</text:p>
      <text:p text:style-name="P25"><text:tab/><text:tab/>return;</text:p>
      <text:p text:style-name="P25"><text:tab/>}</text:p>
      <text:p text:style-name="P25"><text:tab/>auto begin = v.begin();</text:p>
      <text:p text:style-name="P25"><text:tab/>for (int j = 0; j &lt; i; ++ j) {</text:p>
      <text:p text:style-name="P25"><text:tab/><text:tab/>begin++;</text:p>
      <text:p text:style-name="P25"><text:tab/>}</text:p>
      <text:p text:style-name="P25"><text:tab/>v.erase(begin);</text:p>
      <text:p text:style-name="P25">}</text:p>
      <text:p text:style-name="P25"/>
      <text:p text:style-name="P25">struct sock</text:p>
      <text:p text:style-name="P25">{</text:p>
      <text:p text:style-name="P25"><text:tab/>socket* sock;</text:p>
      <text:p text:style-name="P25"><text:soft-page-break/><text:tab/>string port;</text:p>
      <text:p text:style-name="P25">};</text:p>
      <text:p text:style-name="P25"/>
      <text:p text:style-name="P25">void delete_in_doible_vector(vector&lt;vector &lt;int&gt;&gt; &amp;v, int i) {</text:p>
      <text:p text:style-name="P25"><text:tab/>if (i == v.size() - 1) {</text:p>
      <text:p text:style-name="P25"><text:tab/><text:tab/>v.pop_back();</text:p>
      <text:p text:style-name="P25"><text:tab/><text:tab/>return;</text:p>
      <text:p text:style-name="P25"><text:tab/>}</text:p>
      <text:p text:style-name="P25"><text:tab/>auto begin = v.begin();</text:p>
      <text:p text:style-name="P25"><text:tab/>for (int j = 0; j &lt; i; ++ j) {</text:p>
      <text:p text:style-name="P25"><text:tab/><text:tab/>begin++;</text:p>
      <text:p text:style-name="P25"><text:tab/>}</text:p>
      <text:p text:style-name="P25"><text:tab/>v.erase(begin);</text:p>
      <text:p text:style-name="P25">}</text:p>
      <text:p text:style-name="P25"/>
      <text:p text:style-name="P25"/>
      <text:p text:style-name="P25">void exec(int exec_id, int n, vector&lt;int&gt; v, vector&lt;sock&gt; &amp;begins, vector&lt;vector&lt;int&gt;&gt; &amp;indificators) {</text:p>
      <text:p text:style-name="P25"><text:tab/>int go = -1;</text:p>
      <text:p text:style-name="P25"><text:tab/>for (int i = 0; i &lt; indificators.size(); ++i) {</text:p>
      <text:p text:style-name="P25"><text:tab/><text:tab/>for (int j = 0; j &lt; indificators[i].size(); ++j) {</text:p>
      <text:p text:style-name="P25"><text:tab/><text:tab/><text:tab/>if (indificators[i][j] == exec_id){</text:p>
      <text:p text:style-name="P25"><text:tab/><text:tab/><text:tab/><text:tab/>go = i;</text:p>
      <text:p text:style-name="P25"><text:tab/><text:tab/><text:tab/>}</text:p>
      <text:p text:style-name="P25"><text:tab/><text:tab/><text:tab/>if (go != -1) {</text:p>
      <text:p text:style-name="P25"><text:tab/><text:tab/><text:tab/><text:tab/>break;</text:p>
      <text:p text:style-name="P25"><text:tab/><text:tab/><text:tab/>}</text:p>
      <text:p text:style-name="P25"><text:tab/><text:tab/>}</text:p>
      <text:p text:style-name="P25"><text:tab/>}</text:p>
      <text:p text:style-name="P25"><text:tab/>if (go == -1) {</text:p>
      <text:p text:style-name="P25"><text:tab/><text:tab/>printf("Error: Not found\n");</text:p>
      <text:p text:style-name="P25"><text:tab/>} else {</text:p>
      <text:p text:style-name="P25"><text:tab/><text:tab/>message mgs;</text:p>
      <text:p text:style-name="P25"><text:tab/><text:tab/>mgs &lt;&lt; "exec" &lt;&lt; exec_id &lt;&lt; n;</text:p>
      <text:p text:style-name="P25"><text:tab/><text:tab/>for (int i = 0; i &lt; n; ++ i) {</text:p>
      <text:p text:style-name="P25"><text:tab/><text:tab/><text:tab/>//printf("exec v[%d] = %d\n", i, v[i]);</text:p>
      <text:p text:style-name="P25"><text:tab/><text:tab/><text:tab/>mgs &lt;&lt; v[i];</text:p>
      <text:p text:style-name="P25"><text:tab/><text:tab/>}</text:p>
      <text:p text:style-name="P25"><text:tab/><text:tab/>v.clear();</text:p>
      <text:p text:style-name="P25"><text:soft-page-break/><text:tab/><text:tab/>begins[go].sock-&gt;send(mgs);</text:p>
      <text:p text:style-name="P25"><text:tab/><text:tab/>if (!begins[go].sock-&gt;receive(mgs)) {</text:p>
      <text:p text:style-name="P25"><text:tab/><text:tab/><text:tab/>mgs = message();</text:p>
      <text:p text:style-name="P25"><text:tab/><text:tab/><text:tab/>mgs &lt;&lt; "ERROR";</text:p>
      <text:p text:style-name="P25"><text:tab/><text:tab/>}</text:p>
      <text:p text:style-name="P25"><text:tab/><text:tab/>string command;</text:p>
      <text:p text:style-name="P25"><text:tab/><text:tab/>mgs &gt;&gt; command;</text:p>
      <text:p text:style-name="P25"><text:tab/><text:tab/>if (command == "OK") {</text:p>
      <text:p text:style-name="P25"><text:tab/><text:tab/><text:tab/>int id_ok;</text:p>
      <text:p text:style-name="P25"><text:tab/><text:tab/><text:tab/>int sum;</text:p>
      <text:p text:style-name="P25"><text:tab/><text:tab/><text:tab/>mgs &gt;&gt; id_ok &gt;&gt; sum;</text:p>
      <text:p text:style-name="P25"><text:tab/><text:tab/><text:tab/>printf("OK:%d: %d\n", id_ok, sum);</text:p>
      <text:p text:style-name="P25"><text:tab/><text:tab/>} else {</text:p>
      <text:p text:style-name="P25"><text:tab/><text:tab/><text:tab/>printf("ERROR\n");</text:p>
      <text:p text:style-name="P25"><text:tab/><text:tab/>}</text:p>
      <text:p text:style-name="P25"><text:tab/>}</text:p>
      <text:p text:style-name="P25">}</text:p>
      <text:p text:style-name="P25"/>
      <text:p text:style-name="P25">int main() {</text:p>
      <text:p text:style-name="P25"><text:tab/>string s;</text:p>
      <text:p text:style-name="P25"><text:tab/>vector &lt;sock&gt; begins;</text:p>
      <text:p text:style-name="P25"><text:tab/>vector &lt;vector &lt;int&gt;&gt; indificators;</text:p>
      <text:p text:style-name="P25"><text:tab/>context con_1;</text:p>
      <text:p text:style-name="P25"><text:tab/>string ports = "49152";</text:p>
      <text:p text:style-name="P25"><text:tab/>vector&lt;int&gt; v;</text:p>
      <text:p text:style-name="P25"><text:tab/>int next = 0;</text:p>
      <text:p text:style-name="P25"><text:tab/></text:p>
      <text:p text:style-name="P25"><text:tab/>while (cin &gt;&gt; s) {</text:p>
      <text:p text:style-name="P25"/>
      <text:p text:style-name="P25"><text:tab/><text:tab/>if (s == "create") {</text:p>
      <text:p text:style-name="P25"><text:tab/><text:tab/><text:tab/>int id;</text:p>
      <text:p text:style-name="P25"><text:tab/><text:tab/><text:tab/>cin &gt;&gt; id;</text:p>
      <text:p text:style-name="P25"><text:tab/><text:tab/><text:tab/>int parent;</text:p>
      <text:p text:style-name="P25"><text:tab/><text:tab/><text:tab/>cin &gt;&gt; parent;</text:p>
      <text:p text:style-name="P25"/>
      <text:p text:style-name="P25"><text:tab/><text:tab/><text:tab/>if (parent == -1) {</text:p>
      <text:p text:style-name="P25"/>
      <text:p text:style-name="P25"><text:tab/><text:tab/><text:tab/><text:tab/>socket* soc_1 = new socket(con_1, socket_type::pair);</text:p>
      <text:p text:style-name="P25"><text:tab/><text:tab/><text:tab/><text:tab/>soc_1-&gt;set(socket_option::receive_timeout, 5000);</text:p>
      <text:p text:style-name="P25"><text:soft-page-break/><text:tab/><text:tab/><text:tab/><text:tab/>ports = new_ports(ports);</text:p>
      <text:p text:style-name="P25"><text:tab/><text:tab/><text:tab/><text:tab/>//printf("%s\n", ports.c_str());</text:p>
      <text:p text:style-name="P25"><text:tab/><text:tab/><text:tab/><text:tab/>string connecting = <text:s/>string("tcp://127.0.0.1:") + ports;</text:p>
      <text:p text:style-name="P25"><text:tab/><text:tab/><text:tab/><text:tab/>soc_1-&gt;bind(connecting.c_str());</text:p>
      <text:p text:style-name="P25"><text:tab/><text:tab/><text:tab/><text:tab/>begins.push_back({soc_1, ports});</text:p>
      <text:p text:style-name="P25"><text:tab/><text:tab/><text:tab/><text:tab/>indificators.push_back(vector&lt;int&gt;());</text:p>
      <text:p text:style-name="P25"><text:tab/><text:tab/><text:tab/><text:tab/>indificators[indificators.size() - 1].push_back(id);</text:p>
      <text:p text:style-name="P25"><text:tab/><text:tab/><text:tab/><text:tab/>int id_pr;</text:p>
      <text:p text:style-name="P25"><text:tab/><text:tab/><text:tab/><text:tab/>id_pr = fork(); </text:p>
      <text:p text:style-name="P25"/>
      <text:p text:style-name="P25"><text:tab/><text:tab/><text:tab/><text:tab/>if (id_pr == -1) {</text:p>
      <text:p text:style-name="P25"><text:tab/><text:tab/><text:tab/><text:tab/><text:tab/>printf("Ошибка в создании процесса\n");</text:p>
      <text:p text:style-name="P25"><text:tab/><text:tab/><text:tab/><text:tab/><text:tab/>break;</text:p>
      <text:p text:style-name="P25"><text:tab/><text:tab/><text:tab/><text:tab/>}</text:p>
      <text:p text:style-name="P25"/>
      <text:p text:style-name="P25"><text:tab/><text:tab/><text:tab/><text:tab/>if (id_pr == 0) {</text:p>
      <text:p text:style-name="P25"><text:tab/><text:tab/><text:tab/><text:tab/><text:tab/>if (execl("cn","cn", to_string(id).c_str(), ports.c_str(), to_string(0), to_string(0), NULL) == -1) {</text:p>
      <text:p text:style-name="P25"><text:tab/><text:tab/><text:tab/><text:tab/><text:tab/><text:tab/>printf("Ошибка в execl\n");</text:p>
      <text:p text:style-name="P25"><text:tab/><text:tab/><text:tab/><text:tab/><text:tab/><text:tab/>break;</text:p>
      <text:p text:style-name="P25"><text:tab/><text:tab/><text:tab/><text:tab/><text:tab/>}</text:p>
      <text:p text:style-name="P25"><text:tab/><text:tab/><text:tab/><text:tab/>}</text:p>
      <text:p text:style-name="P25"/>
      <text:p text:style-name="P25"><text:tab/><text:tab/><text:tab/><text:tab/>message mgs;</text:p>
      <text:p text:style-name="P25"><text:tab/><text:tab/><text:tab/><text:tab/>begins[begins.size() - 1].sock-&gt;receive(mgs);</text:p>
      <text:p text:style-name="P25"><text:tab/><text:tab/><text:tab/><text:tab/>string result;</text:p>
      <text:p text:style-name="P25"><text:tab/><text:tab/><text:tab/><text:tab/>int pid;</text:p>
      <text:p text:style-name="P25"><text:tab/><text:tab/><text:tab/><text:tab/>mgs &gt;&gt; result &gt;&gt; pid;</text:p>
      <text:p text:style-name="P25"><text:tab/><text:tab/><text:tab/><text:tab/>mgs = message();</text:p>
      <text:p text:style-name="P25"><text:tab/><text:tab/><text:tab/><text:tab/>if (result == "OK") {</text:p>
      <text:p text:style-name="P25"><text:tab/><text:tab/><text:tab/><text:tab/><text:tab/>printf("OK: %d\n", pid);</text:p>
      <text:p text:style-name="P25"><text:tab/><text:tab/><text:tab/><text:tab/>} else {</text:p>
      <text:p text:style-name="P25"><text:tab/><text:tab/><text:tab/><text:tab/><text:tab/>printf("Error: Create node");</text:p>
      <text:p text:style-name="P25"><text:tab/><text:tab/><text:tab/><text:tab/>}</text:p>
      <text:p text:style-name="P25"/>
      <text:p text:style-name="P25"><text:tab/><text:tab/><text:tab/>} else {</text:p>
      <text:p text:style-name="P25"/>
      <text:p text:style-name="P25"><text:tab/><text:tab/><text:tab/><text:tab/>int go = -1;</text:p>
      <text:p text:style-name="P25"><text:tab/><text:tab/><text:tab/><text:tab/>int exist = 0;</text:p>
      <text:p text:style-name="P25"><text:soft-page-break/></text:p>
      <text:p text:style-name="P25"><text:tab/><text:tab/><text:tab/><text:tab/>for (int i = 0; i &lt; indificators.size(); ++i) {</text:p>
      <text:p text:style-name="P25"><text:tab/><text:tab/><text:tab/><text:tab/><text:tab/>for (int j = 0; j &lt; indificators[i].size(); ++j) {</text:p>
      <text:p text:style-name="P25"/>
      <text:p text:style-name="P25"><text:tab/><text:tab/><text:tab/><text:tab/><text:tab/><text:tab/>if (indificators[i][j] == id) {</text:p>
      <text:p text:style-name="P25"><text:tab/><text:tab/><text:tab/><text:tab/><text:tab/><text:tab/><text:tab/>exist = 1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</text:p>
      <text:p text:style-name="P25"/>
      <text:p text:style-name="P25"><text:tab/><text:tab/><text:tab/><text:tab/><text:tab/>if (exist == 1) {</text:p>
      <text:p text:style-name="P25"><text:tab/><text:tab/><text:tab/><text:tab/><text:tab/><text:tab/>break;</text:p>
      <text:p text:style-name="P25"><text:tab/><text:tab/><text:tab/><text:tab/><text:tab/>}</text:p>
      <text:p text:style-name="P25"><text:tab/><text:tab/><text:tab/><text:tab/>}</text:p>
      <text:p text:style-name="P25"/>
      <text:p text:style-name="P25"><text:tab/><text:tab/><text:tab/><text:tab/>if (exist == 1) {</text:p>
      <text:p text:style-name="P25"><text:tab/><text:tab/><text:tab/><text:tab/><text:tab/>printf("Error: Already exists\n");</text:p>
      <text:p text:style-name="P25"><text:tab/><text:tab/><text:tab/><text:tab/>} else {</text:p>
      <text:p text:style-name="P25"/>
      <text:p text:style-name="P25"><text:tab/><text:tab/><text:tab/><text:tab/><text:tab/>for (int i = 0; i &lt; indificators.size(); ++i) {</text:p>
      <text:p text:style-name="P25"><text:tab/><text:tab/><text:tab/><text:tab/><text:tab/><text:tab/>for (int j = 0; j &lt; indificators[i].size(); ++j) {</text:p>
      <text:p text:style-name="P25"><text:tab/><text:tab/><text:tab/><text:tab/><text:tab/><text:tab/><text:tab/>if (indificators[i][j] == parent){</text:p>
      <text:p text:style-name="P25"><text:tab/><text:tab/><text:tab/><text:tab/><text:tab/><text:tab/><text:tab/><text:tab/>go = i;</text:p>
      <text:p text:style-name="P25"><text:tab/><text:tab/><text:tab/><text:tab/><text:tab/><text:tab/><text:tab/>}</text:p>
      <text:p text:style-name="P25"><text:tab/><text:tab/><text:tab/><text:tab/><text:tab/><text:tab/><text:tab/>if (go != -1) {</text:p>
      <text:p text:style-name="P25"><text:tab/><text:tab/><text:tab/><text:tab/><text:tab/><text:tab/><text:tab/><text:tab/>break;</text:p>
      <text:p text:style-name="P25"><text:tab/><text:tab/><text:tab/><text:tab/><text:tab/><text:tab/><text:tab/>}</text:p>
      <text:p text:style-name="P25"><text:tab/><text:tab/><text:tab/><text:tab/><text:tab/><text:tab/>}</text:p>
      <text:p text:style-name="P25"><text:tab/><text:tab/><text:tab/><text:tab/><text:tab/>}</text:p>
      <text:p text:style-name="P25"/>
      <text:p text:style-name="P25"><text:tab/><text:tab/><text:tab/><text:tab/><text:tab/>if (go == -1 || begins.size() == 0) {</text:p>
      <text:p text:style-name="P25"><text:tab/><text:tab/><text:tab/><text:tab/><text:tab/><text:tab/>printf("Error: Parent not found\n");</text:p>
      <text:p text:style-name="P25"><text:tab/><text:tab/><text:tab/><text:tab/><text:tab/>} else {</text:p>
      <text:p text:style-name="P25"><text:tab/><text:tab/><text:tab/><text:tab/><text:tab/><text:tab/>//printf("Im here %d\n", go);</text:p>
      <text:p text:style-name="P25"><text:tab/><text:tab/><text:tab/><text:tab/><text:tab/><text:tab/>message mgs;</text:p>
      <text:p text:style-name="P25"><text:tab/><text:tab/><text:tab/><text:tab/><text:tab/><text:tab/>ports = new_ports(ports);</text:p>
      <text:p text:style-name="P25"><text:tab/><text:tab/><text:tab/><text:tab/><text:tab/><text:tab/>mgs &lt;&lt; "new_node" &lt;&lt; parent &lt;&lt; id &lt;&lt; ports;</text:p>
      <text:p text:style-name="P25"><text:tab/><text:tab/><text:tab/><text:tab/><text:tab/><text:tab/>//printf("%ld\n", begins.size());</text:p>
      <text:p text:style-name="P25"><text:soft-page-break/><text:tab/><text:tab/><text:tab/><text:tab/><text:tab/><text:tab/>begins[go].sock-&gt;send(mgs);</text:p>
      <text:p text:style-name="P25"><text:tab/><text:tab/><text:tab/><text:tab/><text:tab/><text:tab/>//printf("GOOD\n");</text:p>
      <text:p text:style-name="P25"><text:tab/><text:tab/><text:tab/><text:tab/><text:tab/><text:tab/>if (!begins[go].sock-&gt;receive(mgs)) {</text:p>
      <text:p text:style-name="P25"><text:tab/><text:tab/><text:tab/><text:tab/><text:tab/><text:tab/><text:tab/>printf("Ошибка в создании процесса\n");</text:p>
      <text:p text:style-name="P25"><text:tab/><text:tab/><text:tab/><text:tab/><text:tab/><text:tab/><text:tab/>fflush(stdout)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<text:tab/>string result;</text:p>
      <text:p text:style-name="P25"><text:tab/><text:tab/><text:tab/><text:tab/><text:tab/><text:tab/>pid_t pid;</text:p>
      <text:p text:style-name="P25"><text:tab/><text:tab/><text:tab/><text:tab/><text:tab/><text:tab/>mgs &gt;&gt; result &gt;&gt; pid;</text:p>
      <text:p text:style-name="P25"><text:tab/><text:tab/><text:tab/><text:tab/><text:tab/><text:tab/>mgs = message();</text:p>
      <text:p text:style-name="P25"><text:tab/><text:tab/><text:tab/><text:tab/><text:tab/><text:tab/>if (result == "OK") {</text:p>
      <text:p text:style-name="P25"><text:tab/><text:tab/><text:tab/><text:tab/><text:tab/><text:tab/><text:tab/>int add;</text:p>
      <text:p text:style-name="P25"><text:tab/><text:tab/><text:tab/><text:tab/><text:tab/><text:tab/><text:tab/>for (int i = 0; i &lt; indificators[go].size(); ++i) {</text:p>
      <text:p text:style-name="P25"><text:tab/><text:tab/><text:tab/><text:tab/><text:tab/><text:tab/><text:tab/><text:tab/>if (indificators[go][i] == parent) {</text:p>
      <text:p text:style-name="P25"><text:tab/><text:tab/><text:tab/><text:tab/><text:tab/><text:tab/><text:tab/><text:tab/><text:tab/>add = i;</text:p>
      <text:p text:style-name="P25"><text:tab/><text:tab/><text:tab/><text:tab/><text:tab/><text:tab/><text:tab/><text:tab/><text:tab/>break;</text:p>
      <text:p text:style-name="P25"><text:tab/><text:tab/><text:tab/><text:tab/><text:tab/><text:tab/><text:tab/><text:tab/>}</text:p>
      <text:p text:style-name="P25"><text:tab/><text:tab/><text:tab/><text:tab/><text:tab/><text:tab/><text:tab/>}</text:p>
      <text:p text:style-name="P25"/>
      <text:p text:style-name="P25"><text:tab/><text:tab/><text:tab/><text:tab/><text:tab/><text:tab/><text:tab/>add_to_vector(indificators[go], add + 1, id);</text:p>
      <text:p text:style-name="P25"><text:tab/><text:tab/><text:tab/><text:tab/><text:tab/><text:tab/><text:tab/>printf("OK: %d\n", pid);</text:p>
      <text:p text:style-name="P25"><text:tab/><text:tab/><text:tab/><text:tab/><text:tab/><text:tab/>} else {</text:p>
      <text:p text:style-name="P25"><text:tab/><text:tab/><text:tab/><text:tab/><text:tab/><text:tab/><text:tab/>printf("Error: Create node");</text:p>
      <text:p text:style-name="P25"><text:tab/><text:tab/><text:tab/><text:tab/><text:tab/><text:tab/>}</text:p>
      <text:p text:style-name="P25"><text:tab/><text:tab/><text:tab/><text:tab/><text:tab/>}</text:p>
      <text:p text:style-name="P25"><text:tab/><text:tab/><text:tab/><text:tab/>}</text:p>
      <text:p text:style-name="P25"><text:tab/><text:tab/><text:tab/>}<text:tab/></text:p>
      <text:p text:style-name="P25"><text:tab/><text:tab/>}</text:p>
      <text:p text:style-name="P25"/>
      <text:p text:style-name="P25"><text:tab/><text:tab/>if (s == "ping") {</text:p>
      <text:p text:style-name="P25"><text:tab/><text:tab/><text:tab/>int id;</text:p>
      <text:p text:style-name="P25"><text:tab/><text:tab/><text:tab/>cin &gt;&gt; id;</text:p>
      <text:p text:style-name="P25"><text:tab/><text:tab/><text:tab/>int go = -1;</text:p>
      <text:p text:style-name="P25"><text:tab/><text:tab/><text:tab/>for (int i = 0; i &lt; indificators.size(); ++i) {</text:p>
      <text:p text:style-name="P25"><text:tab/><text:tab/><text:tab/><text:tab/>for (int j = 0; j &lt; indificators[i].size(); ++j) {</text:p>
      <text:p text:style-name="P25"><text:tab/><text:tab/><text:tab/><text:tab/><text:tab/>if (indificators[i][j] == id){</text:p>
      <text:p text:style-name="P25"><text:soft-page-break/><text:tab/><text:tab/><text:tab/><text:tab/><text:tab/><text:tab/>go = i;</text:p>
      <text:p text:style-name="P25"><text:tab/><text:tab/><text:tab/><text:tab/><text:tab/>}</text:p>
      <text:p text:style-name="P25"><text:tab/><text:tab/><text:tab/><text:tab/><text:tab/>if (go != -1) {</text:p>
      <text:p text:style-name="P25"><text:tab/><text:tab/><text:tab/><text:tab/><text:tab/><text:tab/>break;</text:p>
      <text:p text:style-name="P25"><text:tab/><text:tab/><text:tab/><text:tab/><text:tab/>}</text:p>
      <text:p text:style-name="P25"><text:tab/><text:tab/><text:tab/><text:tab/>}</text:p>
      <text:p text:style-name="P25"><text:tab/><text:tab/><text:tab/>}</text:p>
      <text:p text:style-name="P25"/>
      <text:p text:style-name="P25"><text:tab/><text:tab/><text:tab/>if (go == -1) {</text:p>
      <text:p text:style-name="P25"><text:tab/><text:tab/><text:tab/><text:tab/>printf("Error: Not found\n");</text:p>
      <text:p text:style-name="P25"><text:tab/><text:tab/><text:tab/>} else {</text:p>
      <text:p text:style-name="P25"><text:tab/><text:tab/><text:tab/><text:tab/>message mgs;</text:p>
      <text:p text:style-name="P25"><text:tab/><text:tab/><text:tab/><text:tab/>mgs &lt;&lt; "ping_id" &lt;&lt; id;</text:p>
      <text:p text:style-name="P25"><text:tab/><text:tab/><text:tab/><text:tab/>begins[go].sock-&gt;send(mgs);</text:p>
      <text:p text:style-name="P25"><text:tab/><text:tab/><text:tab/><text:tab/>if (!begins[go].sock-&gt;receive(mgs)) {</text:p>
      <text:p text:style-name="P25"><text:tab/><text:tab/><text:tab/><text:tab/><text:tab/>mgs = message();</text:p>
      <text:p text:style-name="P25"><text:tab/><text:tab/><text:tab/><text:tab/><text:tab/>mgs &lt;&lt; "ERROR";</text:p>
      <text:p text:style-name="P25"><text:tab/><text:tab/><text:tab/><text:tab/>}</text:p>
      <text:p text:style-name="P25"><text:tab/><text:tab/><text:tab/><text:tab/>string command;</text:p>
      <text:p text:style-name="P25"><text:tab/><text:tab/><text:tab/><text:tab/>mgs &gt;&gt; command;</text:p>
      <text:p text:style-name="P25"><text:tab/><text:tab/><text:tab/><text:tab/>if (command == "OK") {</text:p>
      <text:p text:style-name="P25"><text:tab/><text:tab/><text:tab/><text:tab/><text:tab/>printf("OK: 1\n");</text:p>
      <text:p text:style-name="P25"><text:tab/><text:tab/><text:tab/><text:tab/>} else {</text:p>
      <text:p text:style-name="P25"><text:tab/><text:tab/><text:tab/><text:tab/><text:tab/>printf("OK: 0\n");</text:p>
      <text:p text:style-name="P25"><text:tab/><text:tab/><text:tab/><text:tab/>}</text:p>
      <text:p text:style-name="P25"><text:tab/><text:tab/><text:tab/>}</text:p>
      <text:p text:style-name="P25"><text:tab/><text:tab/>}</text:p>
      <text:p text:style-name="P25"/>
      <text:p text:style-name="P25"><text:tab/><text:tab/>if (s == "exec") {</text:p>
      <text:p text:style-name="P25"><text:tab/><text:tab/><text:tab/>int exec_id;</text:p>
      <text:p text:style-name="P25"><text:tab/><text:tab/><text:tab/>cin &gt;&gt; exec_id;</text:p>
      <text:p text:style-name="P25"><text:tab/><text:tab/><text:tab/>int n;</text:p>
      <text:p text:style-name="P25"><text:tab/><text:tab/><text:tab/>cin &gt;&gt; n;</text:p>
      <text:p text:style-name="P25"><text:tab/><text:tab/><text:tab/>for (int i = 0; i &lt; n; ++i) {</text:p>
      <text:p text:style-name="P25"><text:tab/><text:tab/><text:tab/><text:tab/>int value;</text:p>
      <text:p text:style-name="P25"><text:tab/><text:tab/><text:tab/><text:tab/>cin &gt;&gt; value;</text:p>
      <text:p text:style-name="P25"><text:tab/><text:tab/><text:tab/><text:tab/>v.push_back(value);</text:p>
      <text:p text:style-name="P25"><text:tab/><text:tab/><text:tab/><text:tab/>//printf("v[%d] = %d\n", i, v[i]);</text:p>
      <text:p text:style-name="P25"><text:tab/><text:tab/><text:tab/>}</text:p>
      <text:p text:style-name="P25"><text:soft-page-break/><text:tab/><text:tab/><text:tab/>thread results_3(exec, exec_id, n, v, ref(begins), ref(indificators));</text:p>
      <text:p text:style-name="P25"><text:tab/><text:tab/><text:tab/>results_3.detach();</text:p>
      <text:p text:style-name="P25"><text:tab/><text:tab/><text:tab/>v.clear();</text:p>
      <text:p text:style-name="P25"><text:tab/><text:tab/>}</text:p>
      <text:p text:style-name="P25"/>
      <text:p text:style-name="P25"><text:tab/><text:tab/>if (s == "remove") {</text:p>
      <text:p text:style-name="P25"><text:tab/><text:tab/><text:tab/>int id_r;</text:p>
      <text:p text:style-name="P25"><text:tab/><text:tab/><text:tab/>cin &gt;&gt; id_r;</text:p>
      <text:p text:style-name="P25"><text:tab/><text:tab/><text:tab/>int go = -1;</text:p>
      <text:p text:style-name="P25"><text:tab/><text:tab/><text:tab/>int y;</text:p>
      <text:p text:style-name="P25"><text:tab/><text:tab/><text:tab/>for (int i = 0; i &lt; indificators.size(); ++i) {</text:p>
      <text:p text:style-name="P25"><text:tab/><text:tab/><text:tab/><text:tab/>for (int j = 0; j &lt; indificators[i].size(); ++j) {</text:p>
      <text:p text:style-name="P25"><text:tab/><text:tab/><text:tab/><text:tab/><text:tab/>if (indificators[i][j] == id_r){</text:p>
      <text:p text:style-name="P25"><text:tab/><text:tab/><text:tab/><text:tab/><text:tab/><text:tab/>go = i;</text:p>
      <text:p text:style-name="P25"><text:tab/><text:tab/><text:tab/><text:tab/><text:tab/><text:tab/>y = j;</text:p>
      <text:p text:style-name="P25"><text:tab/><text:tab/><text:tab/><text:tab/><text:tab/>}</text:p>
      <text:p text:style-name="P25"><text:tab/><text:tab/><text:tab/><text:tab/><text:tab/>if (go != -1) {</text:p>
      <text:p text:style-name="P25"><text:tab/><text:tab/><text:tab/><text:tab/><text:tab/><text:tab/>break;</text:p>
      <text:p text:style-name="P25"><text:tab/><text:tab/><text:tab/><text:tab/><text:tab/>}</text:p>
      <text:p text:style-name="P25"><text:tab/><text:tab/><text:tab/><text:tab/>}</text:p>
      <text:p text:style-name="P25"><text:tab/><text:tab/><text:tab/>}</text:p>
      <text:p text:style-name="P25"><text:tab/><text:tab/><text:tab/>if (go == -1) {</text:p>
      <text:p text:style-name="P25"><text:tab/><text:tab/><text:tab/><text:tab/>printf("Error: Not found\n");</text:p>
      <text:p text:style-name="P25"><text:tab/><text:tab/><text:tab/>} else {</text:p>
      <text:p text:style-name="P25"><text:tab/><text:tab/><text:tab/><text:tab/>message mgs;</text:p>
      <text:p text:style-name="P25"><text:tab/><text:tab/><text:tab/><text:tab/>mgs &lt;&lt; "remove" &lt;&lt; id_r;</text:p>
      <text:p text:style-name="P25"><text:tab/><text:tab/><text:tab/><text:tab/>begins[go].sock-&gt;send(mgs);</text:p>
      <text:p text:style-name="P25"><text:tab/><text:tab/><text:tab/><text:tab/>if (y == 0 &amp;&amp; indificators[go].size() &gt; 1) {</text:p>
      <text:p text:style-name="P25"><text:tab/><text:tab/><text:tab/><text:tab/><text:tab/>begins[go].sock-&gt;unbind(string("tcp://127.0.0.1:") + begins[go].port);</text:p>
      <text:p text:style-name="P25"><text:tab/><text:tab/><text:tab/><text:tab/><text:tab/>begins[go].sock-&gt;bind(string("tcp://127.0.0.1:") + begins[go].port);</text:p>
      <text:p text:style-name="P25"><text:tab/><text:tab/><text:tab/><text:tab/>}</text:p>
      <text:p text:style-name="P25"><text:tab/><text:tab/><text:tab/><text:tab/>if (!begins[go].sock-&gt;receive(mgs)) {</text:p>
      <text:p text:style-name="P25"><text:tab/><text:tab/><text:tab/><text:tab/><text:tab/>printf("Ошибка в создании процесса\n");</text:p>
      <text:p text:style-name="P25"><text:tab/><text:tab/><text:tab/><text:tab/><text:tab/>fflush(stdout);</text:p>
      <text:p text:style-name="P25"><text:tab/><text:tab/><text:tab/><text:tab/><text:tab/>break;</text:p>
      <text:p text:style-name="P25"><text:tab/><text:tab/><text:tab/><text:tab/>}</text:p>
      <text:p text:style-name="P25"><text:tab/><text:tab/><text:tab/><text:tab/>string result;</text:p>
      <text:p text:style-name="P25"><text:soft-page-break/><text:tab/><text:tab/><text:tab/><text:tab/>mgs &gt;&gt; result;</text:p>
      <text:p text:style-name="P25"><text:tab/><text:tab/><text:tab/><text:tab/>//printf("%s\n", result.c_str());</text:p>
      <text:p text:style-name="P25"><text:tab/><text:tab/><text:tab/><text:tab/>if (result == "OK" || result == "last") {</text:p>
      <text:p text:style-name="P25"><text:tab/><text:tab/><text:tab/><text:tab/><text:tab/>if (result == "last") {</text:p>
      <text:p text:style-name="P25"><text:tab/><text:tab/><text:tab/><text:tab/><text:tab/><text:tab/>printf("last host\n");</text:p>
      <text:p text:style-name="P25"><text:tab/><text:tab/><text:tab/><text:tab/><text:tab/><text:tab/>string portl;</text:p>
      <text:p text:style-name="P25"><text:tab/><text:tab/><text:tab/><text:tab/><text:tab/><text:tab/>mgs &gt;&gt; portl;</text:p>
      <text:p text:style-name="P25"><text:tab/><text:tab/><text:tab/><text:tab/><text:tab/><text:tab/>string connecting = string("tcp://127.0.0.1:") + portl;</text:p>
      <text:p text:style-name="P25"><text:tab/><text:tab/><text:tab/><text:tab/><text:tab/><text:tab/>begins[go].sock-&gt;unbind(connecting);</text:p>
      <text:p text:style-name="P25"><text:tab/><text:tab/><text:tab/><text:tab/><text:tab/>}</text:p>
      <text:p text:style-name="P25"><text:tab/><text:tab/><text:tab/><text:tab/><text:tab/>int del;</text:p>
      <text:p text:style-name="P25"><text:tab/><text:tab/><text:tab/><text:tab/><text:tab/>for (int i = 0; i &lt; indificators[go].size(); ++i) {</text:p>
      <text:p text:style-name="P25"><text:tab/><text:tab/><text:tab/><text:tab/><text:tab/><text:tab/>if (indificators[go][i] == id_r) {</text:p>
      <text:p text:style-name="P25"><text:tab/><text:tab/><text:tab/><text:tab/><text:tab/><text:tab/><text:tab/>del = i;</text:p>
      <text:p text:style-name="P25"><text:tab/><text:tab/><text:tab/><text:tab/><text:tab/><text:tab/><text:tab/>break;</text:p>
      <text:p text:style-name="P25"><text:tab/><text:tab/><text:tab/><text:tab/><text:tab/><text:tab/>}</text:p>
      <text:p text:style-name="P25"><text:tab/><text:tab/><text:tab/><text:tab/><text:tab/>} </text:p>
      <text:p text:style-name="P25"><text:tab/><text:tab/><text:tab/><text:tab/><text:tab/>if (del == 0 &amp;&amp; indificators[go].size() == 1) {</text:p>
      <text:p text:style-name="P25"><text:tab/><text:tab/><text:tab/><text:tab/><text:tab/><text:tab/>delete_in_vector(begins, go);</text:p>
      <text:p text:style-name="P25"><text:tab/><text:tab/><text:tab/><text:tab/><text:tab/><text:tab/>delete_in_vector(indificators, go);</text:p>
      <text:p text:style-name="P25"><text:tab/><text:tab/><text:tab/><text:tab/><text:tab/>} else {</text:p>
      <text:p text:style-name="P25"><text:tab/><text:tab/><text:tab/><text:tab/><text:tab/><text:tab/>delete_in_vector(indificators[go], del);</text:p>
      <text:p text:style-name="P25"><text:tab/><text:tab/><text:tab/><text:tab/><text:tab/>}</text:p>
      <text:p text:style-name="P25"/>
      <text:p text:style-name="P25"><text:tab/><text:tab/><text:tab/><text:tab/><text:tab/>// printf("begins size %ld\n", begins.size());</text:p>
      <text:p text:style-name="P25"><text:tab/><text:tab/><text:tab/><text:tab/><text:tab/>// printf("indificators size %ld\n", indificators.size());</text:p>
      <text:p text:style-name="P25"><text:tab/><text:tab/><text:tab/><text:tab/><text:tab/>printf("OK\n");</text:p>
      <text:p text:style-name="P25"><text:tab/><text:tab/><text:tab/><text:tab/>} else {</text:p>
      <text:p text:style-name="P25"><text:tab/><text:tab/><text:tab/><text:tab/><text:tab/>printf("Error: Node is unavailable\n");</text:p>
      <text:p text:style-name="P25"><text:tab/><text:tab/><text:tab/><text:tab/>}</text:p>
      <text:p text:style-name="P25"><text:tab/><text:tab/><text:tab/>}</text:p>
      <text:p text:style-name="P25"><text:tab/><text:tab/>}</text:p>
      <text:p text:style-name="P25"/>
      <text:p text:style-name="P25"><text:tab/><text:tab/>if (s == "end") {</text:p>
      <text:p text:style-name="P25"><text:tab/><text:tab/><text:tab/>break;</text:p>
      <text:p text:style-name="P25"><text:tab/><text:tab/>}</text:p>
      <text:p text:style-name="P25"><text:tab/>}</text:p>
      <text:p text:style-name="P25"/>
      <text:p text:style-name="P25"><text:soft-page-break/><text:tab/>message mgs;</text:p>
      <text:p text:style-name="P25"><text:tab/>mgs &lt;&lt; "end";</text:p>
      <text:p text:style-name="P25"><text:tab/>for (int i = 0; i &lt; begins.size(); ++i) {</text:p>
      <text:p text:style-name="P25"><text:tab/><text:tab/>begins[i].sock-&gt;send(mgs);</text:p>
      <text:p text:style-name="P25"><text:tab/>}</text:p>
      <text:p text:style-name="P25">}</text:p>
      <text:p text:style-name="P25"/>
      <text:p text:style-name="P26">computing_node.cpp</text:p>
      <text:p text:style-name="P28">#include &lt;iostream&gt; </text:p>
      <text:p text:style-name="P28">#include &lt;string&gt;</text:p>
      <text:p text:style-name="P28">#include &lt;zmqpp/zmqpp.hpp&gt;</text:p>
      <text:p text:style-name="P28">#include &lt;vector&gt;</text:p>
      <text:p text:style-name="P28">#include &lt;unistd.h&gt;</text:p>
      <text:p text:style-name="P28">#include &lt;cstring&gt;</text:p>
      <text:p text:style-name="P28">#include &lt;thread&gt;</text:p>
      <text:p text:style-name="P28">#include "func.hpp"</text:p>
      <text:p text:style-name="P28"/>
      <text:p text:style-name="P28">using namespace std;</text:p>
      <text:p text:style-name="P28">using namespace zmqpp;</text:p>
      <text:p text:style-name="P28"/>
      <text:p text:style-name="P28">void new_node(int parent, int id_ch, string port, string port2, int id, socket &amp;soc_1, socket &amp;soc_2, bool &amp;child) {</text:p>
      <text:p text:style-name="P28"><text:tab/></text:p>
      <text:p text:style-name="P28"><text:tab/>message mgs;</text:p>
      <text:p text:style-name="P28"/>
      <text:p text:style-name="P28"><text:tab/>if (parent == id) {</text:p>
      <text:p text:style-name="P28"><text:tab/><text:tab/>//printf("Create\n");</text:p>
      <text:p text:style-name="P28"><text:tab/><text:tab/>// printf("AA %s\n", port2.c_str());</text:p>
      <text:p text:style-name="P28"><text:tab/><text:tab/>// printf("BB %s\n", port.c_str());</text:p>
      <text:p text:style-name="P28"><text:tab/><text:tab/>int indificator;</text:p>
      <text:p text:style-name="P28"><text:tab/><text:tab/>if (child == true){</text:p>
      <text:p text:style-name="P28"><text:tab/><text:tab/><text:tab/>string connecting;</text:p>
      <text:p text:style-name="P28"><text:tab/><text:tab/><text:tab/>connecting = string("tcp://127.0.0.1:") + port2;</text:p>
      <text:p text:style-name="P28"><text:tab/><text:tab/><text:tab/>soc_2.unbind(connecting);</text:p>
      <text:p text:style-name="P28"><text:tab/><text:tab/><text:tab/>//printf("ALL_OK\n");</text:p>
      <text:p text:style-name="P28"><text:tab/><text:tab/><text:tab/>connecting = string("tcp://127.0.0.1:") + port;</text:p>
      <text:p text:style-name="P28"><text:tab/><text:tab/><text:tab/>soc_2.bind(connecting);</text:p>
      <text:p text:style-name="P28"><text:tab/><text:tab/><text:tab/>//printf("%s in\n", port.c_str());</text:p>
      <text:p text:style-name="P28"><text:tab/><text:tab/><text:tab/>//printf("GO %d\n", id);</text:p>
      <text:p text:style-name="P28"><text:soft-page-break/><text:tab/><text:tab/><text:tab/>//printf("%s in new\n", new_port.c_str());</text:p>
      <text:p text:style-name="P28"><text:tab/><text:tab/>} else {</text:p>
      <text:p text:style-name="P28"><text:tab/><text:tab/><text:tab/>string connecting = <text:s/>string("tcp://127.0.0.1:") + port;</text:p>
      <text:p text:style-name="P28"><text:tab/><text:tab/><text:tab/>soc_2.bind(connecting.c_str());</text:p>
      <text:p text:style-name="P28"><text:tab/><text:tab/>}</text:p>
      <text:p text:style-name="P28"/>
      <text:p text:style-name="P28"><text:tab/><text:tab/>indificator = fork();</text:p>
      <text:p text:style-name="P28"/>
      <text:p text:style-name="P28"><text:tab/><text:tab/>if (indificator == -1) {</text:p>
      <text:p text:style-name="P28"><text:tab/><text:tab/><text:tab/>mgs &lt;&lt; "ERROR";</text:p>
      <text:p text:style-name="P28"><text:tab/><text:tab/><text:tab/>soc_1.send(mgs);</text:p>
      <text:p text:style-name="P28"><text:tab/><text:tab/><text:tab/>return;</text:p>
      <text:p text:style-name="P28"><text:tab/><text:tab/>} </text:p>
      <text:p text:style-name="P28"/>
      <text:p text:style-name="P28"><text:tab/><text:tab/>//printf("N %d %s\n", indificator, new_port.c_str());</text:p>
      <text:p text:style-name="P28"/>
      <text:p text:style-name="P28"><text:tab/><text:tab/>if (indificator == 0) {</text:p>
      <text:p text:style-name="P28"><text:tab/><text:tab/><text:tab/>if (child == false) {</text:p>
      <text:p text:style-name="P28"><text:tab/><text:tab/><text:tab/><text:tab/>//printf("Last\n");</text:p>
      <text:p text:style-name="P28"><text:tab/><text:tab/><text:tab/><text:tab/>if (execl("cn","cn", to_string(id_ch).c_str(), port.c_str(), to_string(0), to_string(0), NULL) == -1) {</text:p>
      <text:p text:style-name="P28"><text:tab/><text:tab/><text:tab/><text:tab/><text:tab/>printf("Ошибка в execl\n");</text:p>
      <text:p text:style-name="P28"><text:tab/><text:tab/><text:tab/><text:tab/><text:tab/>mgs &lt;&lt; "ERROR";</text:p>
      <text:p text:style-name="P28"><text:tab/><text:tab/><text:tab/><text:tab/><text:tab/>soc_1.send(mgs);</text:p>
      <text:p text:style-name="P28"><text:tab/><text:tab/><text:tab/><text:tab/><text:tab/>return;</text:p>
      <text:p text:style-name="P28"><text:tab/><text:tab/><text:tab/><text:tab/>}</text:p>
      <text:p text:style-name="P28"><text:tab/><text:tab/><text:tab/>} else {</text:p>
      <text:p text:style-name="P28"><text:tab/><text:tab/><text:tab/><text:tab/>//printf("Not_Last %s\n", new_port.c_str());</text:p>
      <text:p text:style-name="P28"><text:tab/><text:tab/><text:tab/><text:tab/>if (execl("cn","cn", to_string(id_ch).c_str(), port.c_str(), "1", port2.c_str(), NULL) == -1) {</text:p>
      <text:p text:style-name="P28"><text:tab/><text:tab/><text:tab/><text:tab/><text:tab/>printf("Ошибка в execl\n");</text:p>
      <text:p text:style-name="P28"><text:tab/><text:tab/><text:tab/><text:tab/><text:tab/>mgs &lt;&lt; "ERROR";</text:p>
      <text:p text:style-name="P28"><text:tab/><text:tab/><text:tab/><text:tab/><text:tab/>soc_1.send(mgs);</text:p>
      <text:p text:style-name="P28"><text:tab/><text:tab/><text:tab/><text:tab/><text:tab/>return;</text:p>
      <text:p text:style-name="P28"><text:tab/><text:tab/><text:tab/><text:tab/>}</text:p>
      <text:p text:style-name="P28"><text:tab/><text:tab/><text:tab/>}</text:p>
      <text:p text:style-name="P28"><text:tab/><text:tab/>}</text:p>
      <text:p text:style-name="P28"/>
      <text:p text:style-name="P28"><text:tab/><text:tab/>child = true;</text:p>
      <text:p text:style-name="P28"><text:tab/><text:tab/>pid_t pid;</text:p>
      <text:p text:style-name="P28"><text:soft-page-break/><text:tab/><text:tab/>string t;</text:p>
      <text:p text:style-name="P28"><text:tab/><text:tab/>soc_2.receive(mgs);</text:p>
      <text:p text:style-name="P28"><text:tab/><text:tab/>mgs &gt;&gt; t &gt;&gt; pid;</text:p>
      <text:p text:style-name="P28"><text:tab/><text:tab/>//printf("Pid parent %d\n",pid);</text:p>
      <text:p text:style-name="P28"><text:tab/><text:tab/>mgs = message();</text:p>
      <text:p text:style-name="P28"><text:tab/><text:tab/>mgs &lt;&lt; "OK" &lt;&lt; pid;</text:p>
      <text:p text:style-name="P28"><text:tab/><text:tab/>soc_1.send(mgs);</text:p>
      <text:p text:style-name="P28"><text:tab/><text:tab/>//printf("Gotovo %d\n", id);</text:p>
      <text:p text:style-name="P28"><text:tab/>} else {</text:p>
      <text:p text:style-name="P28"><text:tab/><text:tab/>child = true;</text:p>
      <text:p text:style-name="P28"><text:tab/><text:tab/>mgs &lt;&lt; "new_node" &lt;&lt; parent &lt;&lt; id_ch &lt;&lt; port;</text:p>
      <text:p text:style-name="P28"><text:tab/><text:tab/>soc_2.send(mgs);</text:p>
      <text:p text:style-name="P28"><text:tab/><text:tab/>soc_2.set(socket_option::receive_timeout, 3000);</text:p>
      <text:p text:style-name="P28"><text:tab/><text:tab/>if (!soc_2.receive(mgs)) {</text:p>
      <text:p text:style-name="P28"><text:tab/><text:tab/><text:tab/>mgs = message();</text:p>
      <text:p text:style-name="P28"><text:tab/><text:tab/><text:tab/>mgs &lt;&lt; "ERROR";</text:p>
      <text:p text:style-name="P28"><text:tab/><text:tab/>}</text:p>
      <text:p text:style-name="P28"><text:tab/><text:tab/>//printf("Otpravil OK %d\n", id);</text:p>
      <text:p text:style-name="P28"><text:tab/><text:tab/>soc_1.send(mgs);</text:p>
      <text:p text:style-name="P28"><text:tab/>}</text:p>
      <text:p text:style-name="P28">}</text:p>
      <text:p text:style-name="P28"/>
      <text:p text:style-name="P28">void ping_id(int id, int id_ping, socket &amp;soc_1, socket &amp;soc_2){</text:p>
      <text:p text:style-name="P28"><text:tab/>if (id == id_ping) {</text:p>
      <text:p text:style-name="P28"><text:tab/><text:tab/>message mgs;</text:p>
      <text:p text:style-name="P28"><text:tab/><text:tab/>mgs &lt;&lt; "OK";</text:p>
      <text:p text:style-name="P28"><text:tab/><text:tab/>soc_1.send(mgs);</text:p>
      <text:p text:style-name="P28"><text:tab/>} else {</text:p>
      <text:p text:style-name="P28"><text:tab/><text:tab/>message mgs;</text:p>
      <text:p text:style-name="P28"><text:tab/><text:tab/>mgs &lt;&lt; "ping_id" &lt;&lt; id_ping;</text:p>
      <text:p text:style-name="P28"><text:tab/><text:tab/>soc_2.send(mgs);</text:p>
      <text:p text:style-name="P28"><text:tab/><text:tab/>soc_2.set(socket_option::receive_timeout, 3000);</text:p>
      <text:p text:style-name="P28"><text:tab/><text:tab/>if (!soc_2.receive(mgs)) {</text:p>
      <text:p text:style-name="P28"><text:tab/><text:tab/><text:tab/>mgs = message();</text:p>
      <text:p text:style-name="P28"><text:tab/><text:tab/><text:tab/>mgs &lt;&lt; "ERROR";</text:p>
      <text:p text:style-name="P28"><text:tab/><text:tab/><text:tab/>soc_1.send(mgs);</text:p>
      <text:p text:style-name="P28"><text:tab/><text:tab/><text:tab/>return;</text:p>
      <text:p text:style-name="P28"><text:tab/><text:tab/>} else {</text:p>
      <text:p text:style-name="P28"><text:tab/><text:tab/><text:tab/>soc_1.send(mgs);</text:p>
      <text:p text:style-name="P28"><text:soft-page-break/><text:tab/><text:tab/>}</text:p>
      <text:p text:style-name="P28"><text:tab/>}</text:p>
      <text:p text:style-name="P28">}</text:p>
      <text:p text:style-name="P28"/>
      <text:p text:style-name="P28">void exec(int id, int exec_id, int n, vector&lt;int&gt; v, socket &amp;soc_1, socket &amp;soc_2) {</text:p>
      <text:p text:style-name="P28"/>
      <text:p text:style-name="P28"><text:tab/>if (id == exec_id) {</text:p>
      <text:p text:style-name="P28"><text:tab/><text:tab/>int sum = 0;</text:p>
      <text:p text:style-name="P28"><text:tab/><text:tab/>for (int i = 0; i &lt; n; ++i) {</text:p>
      <text:p text:style-name="P28"><text:tab/><text:tab/><text:tab/>sum += v[i];</text:p>
      <text:p text:style-name="P28"><text:tab/><text:tab/>//<text:tab/>printf("Potok v[%d] = %d\n", i, v[i]);</text:p>
      <text:p text:style-name="P28"><text:tab/><text:tab/>}</text:p>
      <text:p text:style-name="P28"><text:tab/><text:tab/>//printf("Potok_sum %d\n", sum);</text:p>
      <text:p text:style-name="P28"><text:tab/><text:tab/>message mgs;</text:p>
      <text:p text:style-name="P28"><text:tab/><text:tab/>mgs &lt;&lt; "OK" &lt;&lt; id &lt;&lt; sum;</text:p>
      <text:p text:style-name="P28"><text:tab/><text:tab/>soc_1.send(mgs);</text:p>
      <text:p text:style-name="P28"><text:tab/>} else {</text:p>
      <text:p text:style-name="P28"><text:tab/><text:tab/>message mgs;</text:p>
      <text:p text:style-name="P28"><text:tab/><text:tab/>mgs &lt;&lt; "exec" &lt;&lt; exec_id &lt;&lt; n;</text:p>
      <text:p text:style-name="P28"><text:tab/><text:tab/>for (int i = 0; i &lt; n; ++i) {</text:p>
      <text:p text:style-name="P28"><text:tab/><text:tab/><text:tab/>mgs &lt;&lt; v[i];</text:p>
      <text:p text:style-name="P28"><text:tab/><text:tab/>}</text:p>
      <text:p text:style-name="P28"><text:tab/><text:tab/>soc_2.send(mgs);</text:p>
      <text:p text:style-name="P28"><text:tab/><text:tab/>soc_2.set(socket_option::receive_timeout, 3000);</text:p>
      <text:p text:style-name="P28"><text:tab/><text:tab/>if (!soc_2.receive(mgs)) {</text:p>
      <text:p text:style-name="P28"><text:tab/><text:tab/><text:tab/>mgs = message();</text:p>
      <text:p text:style-name="P28"><text:tab/><text:tab/><text:tab/>mgs &lt;&lt; "ERROR";</text:p>
      <text:p text:style-name="P28"><text:tab/><text:tab/><text:tab/>soc_1.send(mgs);</text:p>
      <text:p text:style-name="P28"><text:tab/><text:tab/><text:tab/>return;</text:p>
      <text:p text:style-name="P28"><text:tab/><text:tab/>} else {</text:p>
      <text:p text:style-name="P28"><text:tab/><text:tab/><text:tab/>soc_1.send(mgs);</text:p>
      <text:p text:style-name="P28"><text:tab/><text:tab/>}</text:p>
      <text:p text:style-name="P28"><text:tab/>}</text:p>
      <text:p text:style-name="P28">}</text:p>
      <text:p text:style-name="P28"/>
      <text:p text:style-name="P28">void removed(int id, int id_r, socket &amp;soc_1, socket &amp;soc_2, bool &amp; child, bool &amp; alive, string port, string port2) {</text:p>
      <text:p text:style-name="P28"><text:tab/>if (id == id_r) {</text:p>
      <text:p text:style-name="P28"><text:tab/><text:tab/>if (child == true) {</text:p>
      <text:p text:style-name="P28"><text:soft-page-break/><text:tab/><text:tab/><text:tab/>message mgs;</text:p>
      <text:p text:style-name="P28"><text:tab/><text:tab/><text:tab/>mgs &lt;&lt; "new_bind";</text:p>
      <text:p text:style-name="P28"><text:tab/><text:tab/><text:tab/>soc_1.send(mgs);</text:p>
      <text:p text:style-name="P28"><text:tab/><text:tab/><text:tab/>mgs = message();</text:p>
      <text:p text:style-name="P28"><text:tab/><text:tab/><text:tab/>string connecting = <text:s/>string("tcp://127.0.0.1:") + port;</text:p>
      <text:p text:style-name="P28"><text:tab/><text:tab/><text:tab/>soc_1.disconnect(connecting);</text:p>
      <text:p text:style-name="P28"><text:tab/><text:tab/><text:tab/>printf("disconnect port %d %s\n", id, port.c_str());</text:p>
      <text:p text:style-name="P28"><text:tab/><text:tab/><text:tab/>mgs &lt;&lt; "new_connect" &lt;&lt; port;</text:p>
      <text:p text:style-name="P28"><text:tab/><text:tab/><text:tab/>soc_2.send(mgs);</text:p>
      <text:p text:style-name="P28"><text:tab/><text:tab/><text:tab/>connecting = <text:s/>string("tcp://127.0.0.1:") + port2;</text:p>
      <text:p text:style-name="P28"><text:tab/><text:tab/><text:tab/>soc_2.unbind(connecting);</text:p>
      <text:p text:style-name="P28"><text:tab/><text:tab/><text:tab/>printf("unbind port %d %s\n", id, port2.c_str());</text:p>
      <text:p text:style-name="P28"><text:tab/><text:tab/><text:tab/>alive = false;</text:p>
      <text:p text:style-name="P28"><text:tab/><text:tab/>} else {</text:p>
      <text:p text:style-name="P28"><text:tab/><text:tab/><text:tab/>message mgs;</text:p>
      <text:p text:style-name="P28"><text:tab/><text:tab/><text:tab/>mgs &lt;&lt; "last" &lt;&lt; port;</text:p>
      <text:p text:style-name="P28"><text:tab/><text:tab/><text:tab/>soc_1.send(mgs);</text:p>
      <text:p text:style-name="P28"><text:tab/><text:tab/><text:tab/>string connecting = string("tcp://127.0.0.1:") + port;</text:p>
      <text:p text:style-name="P28"><text:tab/><text:tab/><text:tab/>soc_1.disconnect(connecting);</text:p>
      <text:p text:style-name="P28"><text:tab/><text:tab/><text:tab/>alive = false;</text:p>
      <text:p text:style-name="P28"><text:tab/><text:tab/>}</text:p>
      <text:p text:style-name="P28"/>
      <text:p text:style-name="P28"><text:tab/>} else {</text:p>
      <text:p text:style-name="P28"><text:tab/><text:tab/>message mgs;</text:p>
      <text:p text:style-name="P28"><text:tab/><text:tab/>mgs &lt;&lt; "remove" &lt;&lt; id_r;</text:p>
      <text:p text:style-name="P28"><text:tab/><text:tab/>soc_2.send(mgs);</text:p>
      <text:p text:style-name="P28"><text:tab/><text:tab/>soc_2.set(socket_option::receive_timeout, 3000);</text:p>
      <text:p text:style-name="P28"><text:tab/><text:tab/>if (!soc_2.receive(mgs)) {</text:p>
      <text:p text:style-name="P28"><text:tab/><text:tab/><text:tab/>//printf("NIT_GOOD1\n");</text:p>
      <text:p text:style-name="P28"><text:tab/><text:tab/><text:tab/>mgs = message();</text:p>
      <text:p text:style-name="P28"><text:tab/><text:tab/><text:tab/>mgs &lt;&lt; "ERROR";</text:p>
      <text:p text:style-name="P28"><text:tab/><text:tab/>}</text:p>
      <text:p text:style-name="P28"/>
      <text:p text:style-name="P28"><text:tab/><text:tab/>//printf("port vnis %d %s\n", id, port2.c_str());</text:p>
      <text:p text:style-name="P28"><text:tab/><text:tab/>string command;</text:p>
      <text:p text:style-name="P28"><text:tab/><text:tab/>mgs &gt;&gt; command;</text:p>
      <text:p text:style-name="P28"/>
      <text:p text:style-name="P28"><text:tab/><text:tab/>if (command == "new_bind") {</text:p>
      <text:p text:style-name="P28"><text:tab/><text:tab/><text:tab/>soc_2.unbind(string("tcp://127.0.0.1:") + port2);</text:p>
      <text:p text:style-name="P28"><text:soft-page-break/><text:tab/><text:tab/><text:tab/>soc_2.bind(string("tcp://127.0.0.1:") + port2);</text:p>
      <text:p text:style-name="P28"><text:tab/><text:tab/><text:tab/>if (!soc_2.receive(mgs)) {</text:p>
      <text:p text:style-name="P28"><text:tab/><text:tab/><text:tab/><text:tab/>//printf("NIT_GOOD1\n");</text:p>
      <text:p text:style-name="P28"><text:tab/><text:tab/><text:tab/><text:tab/>mgs = message();</text:p>
      <text:p text:style-name="P28"><text:tab/><text:tab/><text:tab/><text:tab/>mgs &lt;&lt; "ERROR";</text:p>
      <text:p text:style-name="P28"><text:tab/><text:tab/><text:tab/>}</text:p>
      <text:p text:style-name="P28"><text:tab/><text:tab/>}</text:p>
      <text:p text:style-name="P28"/>
      <text:p text:style-name="P28"><text:tab/><text:tab/>if (command == "last") {</text:p>
      <text:p text:style-name="P28"><text:tab/><text:tab/><text:tab/>child = false;</text:p>
      <text:p text:style-name="P28"><text:tab/><text:tab/><text:tab/>string port;</text:p>
      <text:p text:style-name="P28"><text:tab/><text:tab/><text:tab/>mgs &gt;&gt; port;</text:p>
      <text:p text:style-name="P28"><text:tab/><text:tab/><text:tab/>string connecting = string("tcp://127.0.0.1:") + port;</text:p>
      <text:p text:style-name="P28"><text:tab/><text:tab/><text:tab/>soc_2.unbind(connecting);</text:p>
      <text:p text:style-name="P28"><text:tab/><text:tab/><text:tab/>mgs = message();</text:p>
      <text:p text:style-name="P28"><text:tab/><text:tab/><text:tab/>mgs &lt;&lt; "OK";</text:p>
      <text:p text:style-name="P28"><text:tab/><text:tab/>}</text:p>
      <text:p text:style-name="P28"><text:tab/><text:tab/>soc_1.send(mgs);</text:p>
      <text:p text:style-name="P28"><text:tab/>}</text:p>
      <text:p text:style-name="P28">}</text:p>
      <text:p text:style-name="P28"/>
      <text:p text:style-name="P28">int main(int argc, char** argv) {</text:p>
      <text:p text:style-name="P28"/>
      <text:p text:style-name="P28"><text:tab/>bool child = false;</text:p>
      <text:p text:style-name="P28"><text:tab/>context con_1;</text:p>
      <text:p text:style-name="P28"><text:tab/>int id = stoi(argv[1]);</text:p>
      <text:p text:style-name="P28"><text:tab/>//printf("ALIVE %d\n", id);</text:p>
      <text:p text:style-name="P28"><text:tab/>string port(argv[2]);</text:p>
      <text:p text:style-name="P28"><text:tab/>//printf("Port naverh %d %s\n", id, port.c_str());</text:p>
      <text:p text:style-name="P28"><text:tab/>socket soc_1 = socket(con_1, socket_type::pair);</text:p>
      <text:p text:style-name="P28"><text:tab/>//soc_1.set(socket_option::receive_timeout, 3000);</text:p>
      <text:p text:style-name="P28"><text:tab/>string connecting = <text:s/>string("tcp://127.0.0.1:") + port;</text:p>
      <text:p text:style-name="P28"><text:tab/>soc_1.connect(connecting.c_str());</text:p>
      <text:p text:style-name="P28"/>
      <text:p text:style-name="P28"><text:tab/>message m;</text:p>
      <text:p text:style-name="P28"><text:tab/>pid_t p = getpid();</text:p>
      <text:p text:style-name="P28"><text:tab/>//printf("Pid child %d\n", p);</text:p>
      <text:p text:style-name="P28"><text:tab/>m &lt;&lt; "OK" &lt;&lt; p;</text:p>
      <text:p text:style-name="P28"><text:tab/>soc_1.send(m);</text:p>
      <text:p text:style-name="P28"><text:soft-page-break/><text:tab/>string port2;</text:p>
      <text:p text:style-name="P28"><text:tab/>socket soc_2 = socket(con_1, socket_type::pair);</text:p>
      <text:p text:style-name="P28"/>
      <text:p text:style-name="P28"><text:tab/>string flag = argv[3];</text:p>
      <text:p text:style-name="P28"><text:tab/>if (flag == "1") {</text:p>
      <text:p text:style-name="P28"><text:tab/><text:tab/>string new_port = argv[4];</text:p>
      <text:p text:style-name="P28"><text:tab/><text:tab/>//printf("Port vnis %d %s\n", id, new_port.c_str());</text:p>
      <text:p text:style-name="P28"><text:tab/><text:tab/>//printf("%s\n", new_port.c_str());</text:p>
      <text:p text:style-name="P28"><text:tab/><text:tab/>port2 = new_port;</text:p>
      <text:p text:style-name="P28"><text:tab/><text:tab/>string connecting = <text:s/>string("tcp://127.0.0.1:") + new_port;</text:p>
      <text:p text:style-name="P28"><text:tab/><text:tab/>soc_2.bind(connecting.c_str());</text:p>
      <text:p text:style-name="P28"><text:tab/><text:tab/>child = true;</text:p>
      <text:p text:style-name="P28"><text:tab/>} else {</text:p>
      <text:p text:style-name="P28"><text:tab/><text:tab/>//printf("all_bad\n");</text:p>
      <text:p text:style-name="P28"><text:tab/>}</text:p>
      <text:p text:style-name="P28"/>
      <text:p text:style-name="P28"><text:tab/>message mgs;</text:p>
      <text:p text:style-name="P28"><text:tab/>vector&lt;int&gt; v;</text:p>
      <text:p text:style-name="P28"><text:tab/>bool alive = true;</text:p>
      <text:p text:style-name="P28"/>
      <text:p text:style-name="P28"><text:tab/>while (alive) {</text:p>
      <text:p text:style-name="P28"><text:tab/><text:tab/>if (soc_1.receive(mgs)) {</text:p>
      <text:p text:style-name="P28"><text:tab/><text:tab/><text:tab/>string command;</text:p>
      <text:p text:style-name="P28"><text:tab/><text:tab/><text:tab/>mgs &gt;&gt; command;</text:p>
      <text:p text:style-name="P28"><text:tab/><text:tab/><text:tab/>pid_t p = getpid();</text:p>
      <text:p text:style-name="P28"><text:tab/><text:tab/><text:tab/>// printf("Pid %d %d\n", id, p);</text:p>
      <text:p text:style-name="P28"><text:tab/><text:tab/><text:tab/>// printf("Port %d %s\n",id, port.c_str());</text:p>
      <text:p text:style-name="P28"><text:tab/><text:tab/><text:tab/>//printf("%s %d\n", command.c_str(), id);</text:p>
      <text:p text:style-name="P28"/>
      <text:p text:style-name="P28"><text:tab/><text:tab/><text:tab/>if (command == "new_node") {</text:p>
      <text:p text:style-name="P28"><text:tab/><text:tab/><text:tab/><text:tab/>int parent;</text:p>
      <text:p text:style-name="P28"><text:tab/><text:tab/><text:tab/><text:tab/>int id_ch;</text:p>
      <text:p text:style-name="P28"><text:tab/><text:tab/><text:tab/><text:tab/>string port;</text:p>
      <text:p text:style-name="P28"><text:tab/><text:tab/><text:tab/><text:tab/>mgs &gt;&gt; parent &gt;&gt; id_ch &gt;&gt; port;</text:p>
      <text:p text:style-name="P28"><text:tab/><text:tab/><text:tab/><text:tab/>//printf("Idem v potok\n");</text:p>
      <text:p text:style-name="P28"><text:tab/><text:tab/><text:tab/><text:tab/>thread thread_1(new_node, parent, id_ch, port, port2, id, ref(soc_1), ref(soc_2), ref(child));</text:p>
      <text:p text:style-name="P28"><text:tab/><text:tab/><text:tab/><text:tab/>thread_1.detach();</text:p>
      <text:p text:style-name="P28"><text:tab/><text:tab/><text:tab/><text:tab/>port2 = port;</text:p>
      <text:p text:style-name="P28"><text:soft-page-break/><text:tab/><text:tab/><text:tab/>}</text:p>
      <text:p text:style-name="P28"/>
      <text:p text:style-name="P28"><text:tab/><text:tab/><text:tab/>if (command == "ping_id") {</text:p>
      <text:p text:style-name="P28"><text:tab/><text:tab/><text:tab/><text:tab/>int id_ping;</text:p>
      <text:p text:style-name="P28"><text:tab/><text:tab/><text:tab/><text:tab/>mgs &gt;&gt; id_ping;</text:p>
      <text:p text:style-name="P28"><text:tab/><text:tab/><text:tab/><text:tab/>thread thread_2(ping_id, id, id_ping, ref(soc_1), ref(soc_2));</text:p>
      <text:p text:style-name="P28"><text:tab/><text:tab/><text:tab/><text:tab/>thread_2.detach();</text:p>
      <text:p text:style-name="P28"><text:tab/><text:tab/><text:tab/>}</text:p>
      <text:p text:style-name="P28"/>
      <text:p text:style-name="P28"><text:tab/><text:tab/><text:tab/>if (command == "exec") {</text:p>
      <text:p text:style-name="P28"><text:tab/><text:tab/><text:tab/><text:tab/>int exec_id;</text:p>
      <text:p text:style-name="P28"><text:tab/><text:tab/><text:tab/><text:tab/>mgs &gt;&gt; exec_id;</text:p>
      <text:p text:style-name="P28"><text:tab/><text:tab/><text:tab/><text:tab/>int n;</text:p>
      <text:p text:style-name="P28"><text:tab/><text:tab/><text:tab/><text:tab/>mgs &gt;&gt; n;</text:p>
      <text:p text:style-name="P28"><text:tab/><text:tab/><text:tab/><text:tab/>for (int i = 0; i &lt; n; ++i) {</text:p>
      <text:p text:style-name="P28"><text:tab/><text:tab/><text:tab/><text:tab/><text:tab/>int value;</text:p>
      <text:p text:style-name="P28"><text:tab/><text:tab/><text:tab/><text:tab/><text:tab/>mgs &gt;&gt; value;</text:p>
      <text:p text:style-name="P28"><text:tab/><text:tab/><text:tab/><text:tab/><text:tab/>// v[i] = value;</text:p>
      <text:p text:style-name="P28"><text:tab/><text:tab/><text:tab/><text:tab/><text:tab/>v.push_back(value);</text:p>
      <text:p text:style-name="P28"><text:tab/><text:tab/><text:tab/><text:tab/><text:tab/>//printf("Computing v[%d] = %d\n", i, v[i]);</text:p>
      <text:p text:style-name="P28"><text:tab/><text:tab/><text:tab/><text:tab/>}</text:p>
      <text:p text:style-name="P28"><text:tab/><text:tab/><text:tab/><text:tab/>thread thread_3(exec, id, exec_id, n, v, ref(soc_1), ref(soc_2));</text:p>
      <text:p text:style-name="P28"><text:tab/><text:tab/><text:tab/><text:tab/>thread_3.detach();</text:p>
      <text:p text:style-name="P28"><text:tab/><text:tab/><text:tab/><text:tab/>v.clear();</text:p>
      <text:p text:style-name="P28"><text:tab/><text:tab/><text:tab/>}</text:p>
      <text:p text:style-name="P28"/>
      <text:p text:style-name="P28"><text:tab/><text:tab/><text:tab/>if (command == "remove") {</text:p>
      <text:p text:style-name="P28"><text:tab/><text:tab/><text:tab/><text:tab/>int id_r;</text:p>
      <text:p text:style-name="P28"><text:tab/><text:tab/><text:tab/><text:tab/>mgs &gt;&gt; id_r;</text:p>
      <text:p text:style-name="P28"><text:tab/><text:tab/><text:tab/><text:tab/>thread thread_4(removed, id, id_r, ref(soc_1), ref(soc_2), ref(child), ref(alive), port, port2);</text:p>
      <text:p text:style-name="P28"><text:tab/><text:tab/><text:tab/><text:tab/>thread_4.detach();</text:p>
      <text:p text:style-name="P28"><text:tab/><text:tab/><text:tab/>}</text:p>
      <text:p text:style-name="P28"/>
      <text:p text:style-name="P28"><text:tab/><text:tab/><text:tab/>if (command == "new_connect") {</text:p>
      <text:p text:style-name="P28"><text:tab/><text:tab/><text:tab/><text:tab/>string new_port;</text:p>
      <text:p text:style-name="P28"><text:tab/><text:tab/><text:tab/><text:tab/>mgs &gt;&gt; new_port;</text:p>
      <text:p text:style-name="P28"><text:tab/><text:tab/><text:tab/><text:tab/>string connecting = string("tcp://127.0.0.1:") + port;</text:p>
      <text:p text:style-name="P28"><text:soft-page-break/><text:tab/><text:tab/><text:tab/><text:tab/>printf("disconnect port %d %s\n", id, port.c_str());</text:p>
      <text:p text:style-name="P28"><text:tab/><text:tab/><text:tab/><text:tab/>soc_1.disconnect(connecting);</text:p>
      <text:p text:style-name="P28"><text:tab/><text:tab/><text:tab/><text:tab/>sleep(1);</text:p>
      <text:p text:style-name="P28"><text:tab/><text:tab/><text:tab/><text:tab/>connecting = string("tcp://127.0.0.1:") + new_port;</text:p>
      <text:p text:style-name="P28"><text:tab/><text:tab/><text:tab/><text:tab/>printf("connect port %d %s\n", id, new_port.c_str());</text:p>
      <text:p text:style-name="P28"><text:tab/><text:tab/><text:tab/><text:tab/>soc_1.connect(connecting);</text:p>
      <text:p text:style-name="P28"><text:tab/><text:tab/><text:tab/><text:tab/>port = new_port;</text:p>
      <text:p text:style-name="P28"><text:tab/><text:tab/><text:tab/><text:tab/>mgs = message();</text:p>
      <text:p text:style-name="P28"><text:tab/><text:tab/><text:tab/><text:tab/>mgs &lt;&lt; "OK";</text:p>
      <text:p text:style-name="P28"><text:tab/><text:tab/><text:tab/><text:tab/>soc_1.send(mgs);</text:p>
      <text:p text:style-name="P28"><text:tab/><text:tab/><text:tab/>}</text:p>
      <text:p text:style-name="P28"/>
      <text:p text:style-name="P28"><text:tab/><text:tab/><text:tab/>if (command == "end") {</text:p>
      <text:p text:style-name="P28"><text:tab/><text:tab/><text:tab/><text:tab/>if (child) {</text:p>
      <text:p text:style-name="P28"><text:tab/><text:tab/><text:tab/><text:tab/><text:tab/>mgs = message();</text:p>
      <text:p text:style-name="P28"><text:tab/><text:tab/><text:tab/><text:tab/><text:tab/>mgs &lt;&lt; "end";</text:p>
      <text:p text:style-name="P28"><text:tab/><text:tab/><text:tab/><text:tab/><text:tab/>soc_2.send(mgs);</text:p>
      <text:p text:style-name="P28"><text:tab/><text:tab/><text:tab/><text:tab/>}</text:p>
      <text:p text:style-name="P28"><text:tab/><text:tab/><text:tab/><text:tab/>//printf("Exit %d\n", id);</text:p>
      <text:p text:style-name="P28"><text:tab/><text:tab/><text:tab/><text:tab/>alive = false;</text:p>
      <text:p text:style-name="P28"><text:tab/><text:tab/><text:tab/><text:tab/>//printf("Exit %d %d\n", id, alive);</text:p>
      <text:p text:style-name="P28"><text:tab/><text:tab/><text:tab/>}</text:p>
      <text:p text:style-name="P28"><text:tab/><text:tab/>}</text:p>
      <text:p text:style-name="P28"><text:tab/>}</text:p>
      <text:p text:style-name="P28">}</text:p>
      <text:p text:style-name="P28"/>
      <text:p text:style-name="P24">Выводы</text:p>
      <text:p text:style-name="P24"><text:tab/><text:span text:style-name="T12">Выполнив данные лабораторные работы, я познакомился с библиотекой </text:span><text:span text:style-name="T14">zmqpp, </text:span><text:span text:style-name="T12">научился обмениваться сообщениями между процессами. Во время выполнения, я использовал </text:span><text:span text:style-name="T14">zmqpp::pair </text:span><text:span text:style-name="T12">и столкнулся с некоторыми трудностями, так как она предназначена для стабильного межпотокового взаимодействия, то есть без пересоединений. Например, если сделать </text:span><text:span text:style-name="T14">disconnect </text:span><text:span text:style-name="T12">и </text:span><text:span text:style-name="T14">connect </text:span><text:span text:style-name="T12">по какому-нибудь сокету, надо будет сделать также </text:span><text:span text:style-name="T14">unbind </text:span><text:span text:style-name="T12">и </text:span><text:span text:style-name="T14">bind. </text:span><text:span text:style-name="T12">Данный опыт работы с очередями сообщений принес мне немало знаний и умений, которыми я смогу воспользоваться в будущем.</text:span></text:p>
      <text:p text:style-name="P21"/>
      <text:p text:style-name="P24">Список литературы</text:p>
      <text:p text:style-name="P21">1. <text:span text:style-name="T16">zmqpp URL:</text:span><text:a xlink:type="simple" xlink:href="https://zeromq.github.io/zmqpp/" text:style-name="Internet_20_link" text:visited-style-name="Visited_20_Internet_20_Link">https://zeromq.github.io/zmqpp/</text:a><text:span text:style-name="T16"> (</text:span><text:span text:style-name="T17">дата обращения 10.01.202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20T19:00:21.499000000</dc:date>
    <meta:editing-duration>PT9M46S</meta:editing-duration>
    <meta:editing-cycles>3</meta:editing-cycles>
    <meta:document-statistic meta:table-count="0" meta:image-count="0" meta:object-count="0" meta:page-count="21" meta:paragraph-count="679" meta:word-count="2340" meta:character-count="17481" meta:non-whitespace-character-count="13891"/>
  </office:meta>
</office:document-meta>
</file>